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24b0e8" style:family="table" style:master-page-name="ta-mp-0x924b0e8">
      <style:table-properties table:display="true" style:writing-mode="lr-tb"/>
    </style:style>
    <style:style style:name="ta-0x924b240" style:family="table" style:master-page-name="ta-mp-0x924b240">
      <style:table-properties table:display="true" style:writing-mode="lr-tb"/>
    </style:style>
    <style:style style:name="ta-0x924b398" style:family="table" style:master-page-name="ta-mp-0x924b39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927bd1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27bad8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27bb9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27bc5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927ba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27bd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27be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8.89pt" style:use-optimal-column-width="true"/>
    </style:style>
    <style:style style:name="ACOL-2" style:family="table-column">
      <style:table-column-properties style:column-width="115.00pt" style:use-optimal-column-width="true"/>
    </style:style>
    <style:style style:name="ACOL-3" style:family="table-column">
      <style:table-column-properties style:column-width="141.25pt" style:use-optimal-column-width="true"/>
    </style:style>
    <style:style style:name="ACOL-4" style:family="table-column">
      <style:table-column-properties style:column-width="123.51pt" style:use-optimal-column-width="true"/>
    </style:style>
    <style:style style:name="ACOL-5" style:family="table-column"/>
    <style:style style:name="ACOL-6" style:family="table-column">
      <style:table-column-properties style:column-width="64.01pt" style:use-optimal-column-width="true"/>
    </style:style>
    <style:style style:name="AROW-1" style:family="table-row">
      <style:table-row-properties style:row-height="12.64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2.10pt" style:use-optimal-row-height="true"/>
    </style:style>
    <style:style style:name="AROW-4" style:family="table-row"/>
    <style:style style:name="AROW-5" style:family="table-row">
      <style:table-row-properties style:row-height="12.8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924b0e8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0" table:number-columns-repeated="252"/>
        <table:table-row table:style-name="AROW-1">
          <table:table-cell table:style-name="ACE-0x927bb98" office:value-type="string" office:string-value="Файл">
            <text:p>Файл</text:p>
          </table:table-cell>
          <table:table-cell table:style-name="ACE-0x927bb98" office:value-type="string" office:string-value="формат">
            <text:p>формат</text:p>
          </table:table-cell>
          <table:table-cell table:style-name="ACE-0x927bb98" office:value-type="string" office:string-value="габаритные размеры">
            <text:p>габаритные размеры</text:p>
          </table:table-cell>
          <table:table-cell table:number-columns-repeated="253" table:style-name="Gnumeric-default"/>
        </table:table-row>
        <table:table-row table:style-name="AROW-1">
          <table:table-cell table:style-name="ACE-0x927bad8" office:value-type="string" office:string-value="Valve-mb-Front.png">
            <text:p>Valve-mb-Front.png</text:p>
          </table:table-cell>
          <table:table-cell table:style-name="ACE-0x927bad8"/>
          <table:table-cell table:style-name="ACE-0x927bad8" office:value-type="string" office:string-value="66x65.4">
            <text:p>66x65.4</text:p>
          </table:table-cell>
          <table:table-cell table:number-columns-repeated="253" table:style-name="Gnumeric-default"/>
        </table:table-row>
        <table:table-row table:style-name="AROW-1">
          <table:table-cell table:style-name="ACE-0x927bad8" office:value-type="string" office:string-value="Valve-mb.png">
            <text:p>Valve-mb.png</text:p>
          </table:table-cell>
          <table:table-cell table:style-name="ACE-0x927bad8" office:value-type="string" office:string-value="A3">
            <text:p>A3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1">
          <table:table-cell table:style-name="ACE-0x927bad8" office:value-type="string" office:string-value="Valve-mb-Front.png">
            <text:p>Valve-mb-Front.png</text:p>
          </table:table-cell>
          <table:table-cell table:style-name="ACE-0x927bad8"/>
          <table:table-cell table:style-name="ACE-0x927bad8" office:value-type="string" office:string-value="66x78.1">
            <text:p>66x78.1</text:p>
          </table:table-cell>
          <table:table-cell table:number-columns-repeated="253" table:style-name="Gnumeric-default"/>
        </table:table-row>
        <table:table-row table:style-name="AROW-1">
          <table:table-cell table:style-name="ACE-0x927bad8" office:value-type="string" office:string-value="Valve-mb.png">
            <text:p>Valve-mb.png</text:p>
          </table:table-cell>
          <table:table-cell table:style-name="ACE-0x927bad8" office:value-type="string" office:string-value="A3">
            <text:p>A3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1">
          <table:table-cell table:style-name="ACE-0x927bad8" office:value-type="string" office:string-value="Valve-hm-Front.png">
            <text:p>Valve-hm-Front.png</text:p>
          </table:table-cell>
          <table:table-cell table:style-name="ACE-0x927bad8"/>
          <table:table-cell table:style-name="ACE-0x927bad8" office:value-type="string" office:string-value="57.7x39.5">
            <text:p>57.7x39.5</text:p>
          </table:table-cell>
          <table:table-cell table:number-columns-repeated="253" table:style-name="Gnumeric-default"/>
        </table:table-row>
        <table:table-row table:style-name="AROW-2">
          <table:table-cell table:style-name="ACE-0x927bad8" office:value-type="string" office:string-value="Valve-hm-Back.png">
            <text:p>Valve-hm-Back.png</text:p>
          </table:table-cell>
          <table:table-cell table:style-name="ACE-0x927bad8"/>
          <table:table-cell table:style-name="ACE-0x927bad8" office:value-type="string" office:string-value="такой же">
            <text:p>такой же</text:p>
          </table:table-cell>
          <table:table-cell table:number-columns-repeated="253" table:style-name="Gnumeric-default"/>
        </table:table-row>
        <table:table-row table:style-name="AROW-1">
          <table:table-cell table:style-name="ACE-0x927bad8" office:value-type="string" office:string-value="Valve-hm.png">
            <text:p>Valve-hm.png</text:p>
          </table:table-cell>
          <table:table-cell table:style-name="ACE-0x927bad8" office:value-type="string" office:string-value="A2">
            <text:p>A2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1">
          <table:table-cell table:style-name="ACE-0x927bad8" office:value-type="string" office:string-value="Valve-ps-Front.png">
            <text:p>Valve-ps-Front.png</text:p>
          </table:table-cell>
          <table:table-cell table:style-name="ACE-0x927bad8"/>
          <table:table-cell table:style-name="ACE-0x927bad8" office:value-type="string" office:string-value="66x39.6">
            <text:p>66x39.6</text:p>
          </table:table-cell>
          <table:table-cell table:number-columns-repeated="253" table:style-name="Gnumeric-default"/>
        </table:table-row>
        <table:table-row table:style-name="AROW-1">
          <table:table-cell table:style-name="ACE-0x927bad8" office:value-type="string" office:string-value="Valve-ps.png">
            <text:p>Valve-ps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1">
          <table:table-cell table:style-name="ACE-0x927bad8" office:value-type="string" office:string-value="Valve-power-Front.png">
            <text:p>Valve-power-Front.png</text:p>
          </table:table-cell>
          <table:table-cell table:style-name="ACE-0x927bad8"/>
          <table:table-cell table:style-name="ACE-0x927bad8" office:value-type="string" office:string-value="66x67.9">
            <text:p>66x67.9</text:p>
          </table:table-cell>
          <table:table-cell table:number-columns-repeated="253" table:style-name="Gnumeric-default"/>
        </table:table-row>
        <table:table-row table:style-name="AROW-2">
          <table:table-cell table:style-name="ACE-0x927bad8" office:value-type="string" office:string-value="Valve-power-Back.png">
            <text:p>Valve-power-Back.png</text:p>
          </table:table-cell>
          <table:table-cell table:style-name="ACE-0x927bad8"/>
          <table:table-cell table:style-name="ACE-0x927bad8" office:value-type="string" office:string-value="такой же">
            <text:p>такой же</text:p>
          </table:table-cell>
          <table:table-cell table:number-columns-repeated="253" table:style-name="Gnumeric-default"/>
        </table:table-row>
        <table:table-row table:style-name="AROW-1">
          <table:table-cell table:style-name="ACE-0x927bad8" office:value-type="string" office:string-value="Valve-power.png">
            <text:p>Valve-power.png</text:p>
          </table:table-cell>
          <table:table-cell table:style-name="ACE-0x927bad8" office:value-type="string" office:string-value="A2">
            <text:p>A2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1">
          <table:table-cell table:style-name="ACE-0x927bad8" office:value-type="string" office:string-value="Valve-power-input1.png">
            <text:p>Valve-power-input1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1">
          <table:table-cell table:style-name="ACE-0x927bad8" office:value-type="string" office:string-value="Valve-power-input2.png">
            <text:p>Valve-power-input2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1">
          <table:table-cell table:style-name="ACE-0x927bad8" office:value-type="string" office:string-value="Valve-power-input3.png">
            <text:p>Valve-power-input3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3">
          <table:table-cell table:style-name="ACE-0x927bad8" office:value-type="string" office:string-value="Valve-power-input4.png">
            <text:p>Valve-power-input4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3">
          <table:table-cell table:style-name="ACE-0x927bad8" office:value-type="string" office:string-value="Valve-power-input5.png">
            <text:p>Valve-power-input5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3">
          <table:table-cell table:style-name="ACE-0x927bad8" office:value-type="string" office:string-value="Valve-power-input6.png">
            <text:p>Valve-power-input6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3">
          <table:table-cell table:style-name="ACE-0x927bad8" office:value-type="string" office:string-value="Valve-power-input7.png">
            <text:p>Valve-power-input7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3">
          <table:table-cell table:style-name="ACE-0x927bad8" office:value-type="string" office:string-value="Valve-power-input8.png">
            <text:p>Valve-power-input8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3">
          <table:table-cell table:style-name="ACE-0x927bad8" office:value-type="string" office:string-value="Valve-power-input9.png">
            <text:p>Valve-power-input9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3">
          <table:table-cell table:style-name="ACE-0x927bad8" office:value-type="string" office:string-value="Valve-power-input10.png">
            <text:p>Valve-power-input10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3">
          <table:table-cell table:style-name="ACE-0x927bad8" office:value-type="string" office:string-value="Valve-power-input11.png">
            <text:p>Valve-power-input11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3">
          <table:table-cell table:style-name="ACE-0x927bad8" office:value-type="string" office:string-value="Valve-power-input12.png">
            <text:p>Valve-power-input12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3">
          <table:table-cell table:style-name="ACE-0x927bad8" office:value-type="string" office:string-value="Valve-power-ouptut2-1.png">
            <text:p>Valve-power-ouptut2-1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3">
          <table:table-cell table:style-name="ACE-0x927bad8" office:value-type="string" office:string-value="Valve-power-ouptut2-2.png">
            <text:p>Valve-power-ouptut2-2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3">
          <table:table-cell table:style-name="ACE-0x927bad8" office:value-type="string" office:string-value="Valve-power-ouptut2-3.png">
            <text:p>Valve-power-ouptut2-3.png</text:p>
          </table:table-cell>
          <table:table-cell table:style-name="ACE-0x927bad8" office:value-type="string" office:string-value="A4">
            <text:p>A4</text:p>
          </table:table-cell>
          <table:table-cell table:style-name="ACE-0x927bad8"/>
          <table:table-cell table:number-columns-repeated="253" table:style-name="Gnumeric-default"/>
        </table:table-row>
        <table:table-row table:style-name="AROW-3">
          <table:table-cell table:style-name="ACE-0x927bc58" office:value-type="string" office:string-value="Valve-power-ouptut2-4.png">
            <text:p>Valve-power-ouptut2-4.png</text:p>
          </table:table-cell>
          <table:table-cell table:style-name="ACE-0x927bd18" office:value-type="string" office:string-value="A4">
            <text:p>A4</text:p>
          </table:table-cell>
          <table:table-cell table:style-name="ACE-0x927bd18"/>
          <table:table-cell table:number-columns-repeated="253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23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924b240" table:print="true">
        <office:forms form:automatic-focus="false" form:apply-design-mode="false">
          <form:form/>
        </office:forms>
        <table:table-column table:default-cell-style-name="ACE-0x927bdd8" table:style-name="ACOL-6"/>
        <table:table-column table:default-cell-style-name="ACE-0x927bdd8" table:style-name="ACOL-0" table:number-columns-repeated="255"/>
        <table:table-row table:style-name="AROW-5">
          <table:table-cell table:number-columns-repeated="256" table:style-name="ACE-0x927bdd8"/>
        </table:table-row>
        <table:table-row table:style-name="AROW-0">
          <table:table-cell table:number-columns-repeated="256" table:style-name="ACE-0x927bdd8"/>
        </table:table-row>
        <table:table-row table:style-name="AROW-0" table:number-rows-repeated="65534">
          <table:table-cell table:number-columns-repeated="256" table:style-name="ACE-0x927bdd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924b398" table:print="true">
        <office:forms form:automatic-focus="false" form:apply-design-mode="false">
          <form:form/>
        </office:forms>
        <table:table-column table:default-cell-style-name="ACE-0x927be98" table:style-name="ACOL-6"/>
        <table:table-column table:default-cell-style-name="ACE-0x927be98" table:style-name="ACOL-0" table:number-columns-repeated="255"/>
        <table:table-row table:style-name="AROW-5">
          <table:table-cell table:number-columns-repeated="256" table:style-name="ACE-0x927be98"/>
        </table:table-row>
        <table:table-row table:style-name="AROW-0">
          <table:table-cell table:number-columns-repeated="256" table:style-name="ACE-0x927be98"/>
        </table:table-row>
        <table:table-row table:style-name="AROW-0" table:number-rows-repeated="65534">
          <table:table-cell table:number-columns-repeated="256" table:style-name="ACE-0x927be9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927f73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924af0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926030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924b0e8" style:display-name="Sheet1" style:page-layout-name="pl-0x927f73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24b240" style:display-name="Sheet2" style:page-layout-name="pl-0x924af0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24b398" style:display-name="Sheet3" style:page-layout-name="pl-0x926030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ergey Bashkirov</dc:creator>
    <dc:date>2012-08-27T12:15:21Z</dc:date>
    <meta:creation-date>2012-08-27T15:48:47Z</meta:creation-date>
    <meta:editing-cycles>1</meta:editing-cycles>
    <meta:editing-duration>PT8M48S</meta:editing-duration>
    <meta:generator>gnumeric/1.10.17</meta:generator>
    <meta:initial-creator>Sergey Bashkirov</meta:initial-creator>
  </office:meta>
</office:document-meta>
</file>